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4"/>
        <table:table-column table:style-name="co1" table:number-columns-repeated="1017" table:default-cell-style-name="Default"/>
        <table:table-row table:style-name="ro1">
          <table:table-cell table:style-name="ce29"/>
          <table:table-cell table:style-name="ce29" office:value-type="string" calcext:value-type="string">
            <text:p>Spárovka borovice 18mm</text:p>
          </table:table-cell>
          <table:table-cell table:number-columns-repeated="2"/>
          <table:table-cell table:style-name="ce32" office:value-type="string" calcext:value-type="string">
            <text:p>poznámky</text:p>
          </table:table-cell>
          <table:table-cell table:style-name="ce33"/>
          <table:table-cell table:style-name="ce11"/>
          <table:table-cell table:number-columns-repeated="1017"/>
        </table:table-row>
        <table:table-row table:style-name="ro1">
          <table:table-cell table:style-name="ce29" office:value-type="string" calcext:value-type="string">
            <text:p>počet ks</text:p>
          </table:table-cell>
          <table:table-cell table:style-name="ce29" office:value-type="string" calcext:value-type="string">
            <text:p>po létech X</text:p>
          </table:table-cell>
          <table:table-cell table:style-name="ce29" office:value-type="string" calcext:value-type="string">
            <text:p>kolmo Y</text:p>
          </table:table-cell>
          <table:table-cell office:value-type="string" calcext:value-type="string">
            <text:p>rot axis (90 deg)</text:p>
          </table:table-cell>
          <table:table-cell table:style-name="ce32" office:value-type="string" calcext:value-type="string">
            <text:p>deska</text:p>
          </table:table-cell>
          <table:table-cell table:style-name="ce32" office:value-type="string" calcext:value-type="string">
            <text:p>použití</text:p>
          </table:table-cell>
          <table:table-cell table:style-name="ce11" office:value-type="string" calcext:value-type="string">
            <text:p>otocene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1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middle_front</text:p>
          </table:table-cell>
          <table:table-cell table:style-name="ce29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32" table:number-columns-repeated="2"/>
          <table:table-cell table:style-name="ce1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middle_front</text:p>
          </table:table-cell>
          <table:table-cell table:style-name="ce29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500" calcext:value-type="float">
            <text:p>500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32"/>
          <table:table-cell table:style-name="ce1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ceil_front_side</text:p>
          </table:table-cell>
          <table:table-cell table:number-columns-repeated="2"/>
          <table:table-cell office:value-type="string" calcext:value-type="string">
            <text:p>to be cut</text:p>
          </table:table-cell>
          <table:table-cell table:number-columns-repeated="1012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X</text:p>
          </table:table-cell>
          <table:table-cell table:style-name="ce33"/>
          <table:table-cell table:style-name="ce32"/>
          <table:table-cell table:style-name="ce1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ceil__front_middle</text:p>
          </table:table-cell>
          <table:table-cell table:number-columns-repeated="2"/>
          <table:table-cell office:value-type="string" calcext:value-type="string">
            <text:p>to be cut</text:p>
          </table:table-cell>
          <table:table-cell table:number-columns-repeated="1012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2307" calcext:value-type="float">
            <text:p>2307</text:p>
          </table:table-cell>
          <table:table-cell table:style-name="ce29" office:value-type="float" office:value="790" calcext:value-type="float">
            <text:p>790</text:p>
          </table:table-cell>
          <table:table-cell office:value-type="string" calcext:value-type="string">
            <text:p>XY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front_panel</text:p>
          </table:table-cell>
          <table:table-cell/>
          <table:table-cell table:style-name="ce29" office:value-type="string" calcext:value-type="string">
            <text:p>L,R</text:p>
          </table:table-cell>
          <table:table-cell table:number-columns-repeated="101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2370" calcext:value-type="float">
            <text:p>2370</text:p>
          </table:table-cell>
          <table:table-cell table:style-name="ce29"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vertical_panel</text:p>
          </table:table-cell>
          <table:table-cell/>
          <table:table-cell table:style-name="ce29" office:value-type="string" calcext:value-type="string">
            <text:p>1,2,3,4,5,6</text:p>
          </table:table-cell>
          <table:table-cell table:number-columns-repeated="101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82" calcext:value-type="float">
            <text:p>1482</text:p>
          </table:table-cell>
          <table:table-cell table:style-name="ce29"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  <table:table-cell table:style-name="ce32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vertical_short</text:p>
          </table:table-cell>
          <table:table-cell/>
          <table:table-cell table:style-name="ce29" office:value-type="string" calcext:value-type="string">
            <text:p>L, R</text:p>
          </table:table-cell>
          <table:table-cell table:number-columns-repeated="101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/>
          <table:table-cell table:style-name="ce3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shelf_middle</text:p>
          </table:table-cell>
          <table:table-cell/>
          <table:table-cell table:style-name="ce29" office:value-type="string" calcext:value-type="string">
            <text:p>1,2,3</text:p>
          </table:table-cell>
          <table:table-cell table:number-columns-repeated="101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2"/>
          <table:table-cell table:style-name="ce11" office:value-type="string" calcext:value-type="string">
            <text:p>8X, 6OK</text:p>
          </table:table-cell>
          <table:table-cell table:style-name="ce29"/>
          <table:table-cell table:style-name="ce29" office:value-type="string" calcext:value-type="string">
            <text:p>shelf_40</text:p>
          </table:table-cell>
          <table:table-cell table:number-columns-repeated="1015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shelf_30</text:p>
          </table:table-cell>
          <table:table-cell/>
          <table:table-cell table:style-name="ce41" office:value-type="date" office:date-value="2024-02-01" calcext:value-type="date">
            <text:p>1, 2</text:p>
          </table:table-cell>
          <table:table-cell table:number-columns-repeated="101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shelf_top_long</text:p>
          </table:table-cell>
          <table:table-cell/>
          <table:table-cell table:style-name="ce29" office:value-type="string" calcext:value-type="string">
            <text:p>L1, L2, L3, R1, R2, R3</text:p>
          </table:table-cell>
          <table:table-cell table:number-columns-repeated="101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33"/>
          <table:table-cell table:style-name="ce32"/>
          <table:table-cell table:style-name="ce11" office:value-type="string" calcext:value-type="string">
            <text:p>OK</text:p>
          </table:table-cell>
          <table:table-cell table:style-name="ce29"/>
          <table:table-cell table:style-name="ce29" office:value-type="string" calcext:value-type="string">
            <text:p>bottom_front</text:p>
          </table:table-cell>
          <table:table-cell table:style-name="ce29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2"/>
          <table:table-cell table:style-name="ce11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bottom_front</text:p>
          </table:table-cell>
          <table:table-cell table:style-name="ce29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Z</text:p>
          </table:table-cell>
          <table:table-cell table:style-name="ce34"/>
          <table:table-cell table:style-name="ce36"/>
          <table:table-cell table:style-name="ce39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bottom</text:p>
          </table:table-cell>
          <table:table-cell table:style-name="ce40" office:value-type="string" calcext:value-type="string">
            <text:p>side</text:p>
          </table:table-cell>
          <table:table-cell table:style-name="ce42" office:value-type="date" office:date-value="2024-08-01" calcext:value-type="date">
            <text:p>1, 8</text:p>
          </table:table-cell>
          <table:table-cell table:style-name="ce39" table:number-columns-repeated="16"/>
          <table:table-cell table:style-name="ce40" table:number-columns-repeated="997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Z</text:p>
          </table:table-cell>
          <table:table-cell table:style-name="ce34" table:number-columns-repeated="2"/>
          <table:table-cell table:style-name="ce39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bottom</text:p>
          </table:table-cell>
          <table:table-cell table:style-name="ce40"/>
          <table:table-cell table:style-name="ce30" office:value-type="string" calcext:value-type="string">
            <text:p>2,3,4,5,6,7</text:p>
          </table:table-cell>
          <table:table-cell table:style-name="ce39" table:number-columns-repeated="16"/>
          <table:table-cell table:style-name="ce40" table:number-columns-repeated="997"/>
        </table:table-row>
        <table:table-row table:style-name="ro1">
          <table:table-cell table:style-name="ce3" table:formula="of:=SUM([.A3:.A20])" office:value-type="float" office:value="52" calcext:value-type="float">
            <text:p>52</text:p>
          </table:table-cell>
          <table:table-cell table:style-name="ce31" table:number-columns-repeated="2"/>
          <table:table-cell table:style-name="ce30"/>
          <table:table-cell table:style-name="ce35"/>
          <table:table-cell table:style-name="ce37"/>
          <table:table-cell table:style-name="ce38" table:number-columns-repeated="21"/>
          <table:table-cell table:style-name="ce40" table:number-columns-repeated="997"/>
        </table:table-row>
        <table:table-row table:style-name="ro1">
          <table:table-cell table:style-name="ce30" table:number-columns-repeated="4"/>
          <table:table-cell table:style-name="ce34"/>
          <table:table-cell table:style-name="ce36"/>
          <table:table-cell table:style-name="ce39" table:number-columns-repeated="21"/>
          <table:table-cell table:style-name="ce40"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string" calcext:value-type="string">
            <text:p>X!!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day/>
      <number:text>, 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date-style style:name="N10144" number:language="en" number:country="US">
      <number:day/>
      <number:text>-</number:text>
      <number:month number:textual="true"/>
    </number:dat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time-style style:name="N10123" number:language="en" number:country="US">
      <number:hours/>
      <number:text>:</number:text>
      <number:minutes number:style="long"/>
    </number:tim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1T11:18:02.793632440</dc:date>
    <meta:editing-duration>P15DT22H38M45S</meta:editing-duration>
    <meta:editing-cycles>9</meta:editing-cycles>
    <meta:document-statistic meta:table-count="1" meta:cell-count="140" meta:object-count="0"/>
  </office:meta>
</office:document-meta>
</file>